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1.02cm" fo:min-width="2.675cm"/>
      <style:paragraph-properties style:writing-mode="lr-tb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1.02cm" fo:min-width="2.675cm"/>
      <style:paragraph-properties style:writing-mode="lr-tb"/>
    </style:style>
    <style:style style:name="gr4" style:family="graphic" style:parent-style-name="standard">
      <style:graphic-properties draw:fill-color="#ff3838" draw:textarea-horizontal-align="justify" draw:textarea-vertical-align="middle" draw:auto-grow-height="false" fo:min-height="1.02cm" fo:min-width="2.675cm"/>
      <style:paragraph-properties style:writing-mode="lr-tb"/>
    </style:style>
    <style:style style:name="gr5" style:family="graphic" style:parent-style-name="standard">
      <style:graphic-properties draw:fill-color="#ffff38" draw:textarea-horizontal-align="justify" draw:textarea-vertical-align="middle" draw:auto-grow-height="false" fo:min-height="1.02cm" fo:min-width="2.675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6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-color="#ff3838"/>
      <style:paragraph-properties fo:text-align="center" style:writing-mode="lr-tb"/>
    </style:style>
    <style:style style:name="P5" style:family="paragraph">
      <loext:graphic-properties draw:fill-color="#ffff38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27cm" svg:x="11.112cm" svg:y="5.08cm">
          <text:p text:style-name="P1">X[1] &lt;= 4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27cm" svg:x="14.922cm" svg:y="8.89cm">
          <text:p text:style-name="P1">X[3] &lt;= -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27cm" svg:x="7.62cm" svg:y="8.89cm">
          <text:p text:style-name="P1">X[2] &lt;= 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9.525cm" svg:y="13.335cm">
          <text:p text:style-name="P1">2,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1.27cm" svg:x="5.715cm" svg:y="13.33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1.27cm" svg:x="16.827cm" svg:y="13.33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1.27cm" svg:x="13.335cm" svg:y="13.335cm">
          <text:p text:style-name="P1">3,3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7cm" svg:y1="6.35cm" svg:x2="9.207cm" svg:y2="8.89cm">
          <text:p/>
        </draw:line>
        <draw:line draw:style-name="gr7" draw:text-style-name="P6" draw:layer="layout" svg:x1="12.7cm" svg:y1="6.35cm" svg:x2="16.51cm" svg:y2="8.89cm">
          <text:p/>
        </draw:line>
        <draw:line draw:style-name="gr8" draw:text-style-name="P6" draw:layer="layout" svg:x1="9.207cm" svg:y1="10.16cm" svg:x2="7.302cm" svg:y2="13.335cm">
          <text:p/>
        </draw:line>
        <draw:line draw:style-name="gr9" draw:text-style-name="P6" draw:layer="layout" svg:x1="9.207cm" svg:y1="10.16cm" svg:x2="11.112cm" svg:y2="13.335cm">
          <text:p/>
        </draw:line>
        <draw:line draw:style-name="gr10" draw:text-style-name="P6" draw:layer="layout" svg:x1="16.51cm" svg:y1="10.16cm" svg:x2="14.922cm" svg:y2="13.335cm">
          <text:p/>
        </draw:line>
        <draw:line draw:style-name="gr11" draw:text-style-name="P6" draw:layer="layout" svg:x1="16.51cm" svg:y1="10.16cm" svg:x2="18.415cm" svg:y2="13.335cm">
          <text:p/>
        </draw:line>
        <draw:custom-shape draw:style-name="gr12" draw:text-style-name="P8" draw:layer="layout" svg:width="3.175cm" svg:height="0.635cm" svg:x="11.112cm" svg:y="6.35cm">
          <text:p text:style-name="P7">1,2,2,3,3,4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175cm" svg:height="0.635cm" svg:x="14.922cm" svg:y="10.16cm">
          <text:p text:style-name="P7">3,3,4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175cm" svg:height="0.635cm" svg:x="7.62cm" svg:y="10.16cm">
          <text:p text:style-name="P7">1,2,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5T17:09:10.757521410</meta:creation-date>
    <dc:date>2021-05-25T10:49:54.282462290</dc:date>
    <meta:editing-duration>PT3M54S</meta:editing-duration>
    <meta:editing-cycles>4</meta:editing-cycles>
    <meta:generator>LibreOffice/7.1.3.2$Linux_X86_64 LibreOffice_project/10$Build-2</meta:generator>
    <meta:document-statistic meta:object-count="16"/>
  </office:meta>
</office:document-meta>
</file>